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000000100573EC8A34CC14EF6.jpg" manifest:media-type="image/jpeg"/>
  <manifest:file-entry manifest:full-path="Pictures/100000000000010000000100BBACFCF2502409F5.png" manifest:media-type="image/png"/>
  <manifest:file-entry manifest:full-path="Pictures/10000000000001000000010004A031A970F63CCA.jpg" manifest:media-type="image/jpeg"/>
  <manifest:file-entry manifest:full-path="Pictures/100000000000010000000100C746C0655DA13E58.tif" manifest:media-type="image/tiff"/>
  <manifest:file-entry manifest:full-path="Pictures/100000000000010000000100B58C63483439DAA3.jpg" manifest:media-type="image/jpeg"/>
  <manifest:file-entry manifest:full-path="Pictures/100000000000010000000100C2143F5AF3990616.png" manifest:media-type="image/png"/>
  <manifest:file-entry manifest:full-path="Pictures/1000000000000100000001004A38D7FC4E69FB5C.png" manifest:media-type="image/png"/>
  <manifest:file-entry manifest:full-path="Pictures/100000000000010000000100789CB891B7DB7D53.tif" manifest:media-type="image/tiff"/>
  <manifest:file-entry manifest:full-path="Pictures/100000000000010000000100C5347B939A44FAE6.png" manifest:media-type="image/png"/>
  <manifest:file-entry manifest:full-path="Pictures/100000000000010000000100C4A7264B4C281968.png" manifest:media-type="image/png"/>
  <manifest:file-entry manifest:full-path="Pictures/100000000000010000000100E4645E96FE4FFFFD.jpg" manifest:media-type="image/jpeg"/>
  <manifest:file-entry manifest:full-path="Pictures/100000000000010000000100A4A3074F4FCC2E8A.jpg" manifest:media-type="image/jpeg"/>
  <manifest:file-entry manifest:full-path="Pictures/100000000000002000000020B2FF2A327EABC87D.png" manifest:media-type="image/png"/>
  <manifest:file-entry manifest:full-path="Pictures/100000000000010000000100F2DE8C205F2E8588.png" manifest:media-type="image/png"/>
  <manifest:file-entry manifest:full-path="Pictures/10000000000001000000010087574CCCE79620A7.tif" manifest:media-type="image/tiff"/>
  <manifest:file-entry manifest:full-path="Pictures/10000000000001000000010041C7FAA35970746F.jpg" manifest:media-type="image/jpeg"/>
  <manifest:file-entry manifest:full-path="Pictures/1000000000000100000001001FB971C4247865C1.png" manifest:media-type="image/png"/>
  <manifest:file-entry manifest:full-path="Pictures/100000000000010000000100EAEEE63B0998F849.jpg" manifest:media-type="image/jpeg"/>
  <manifest:file-entry manifest:full-path="Pictures/100000000000010000000100737CED74D84EF442.png" manifest:media-type="image/png"/>
  <manifest:file-entry manifest:full-path="Pictures/10000000000001000000010088630018DD8ABE09.jpg" manifest:media-type="image/jpeg"/>
  <manifest:file-entry manifest:full-path="Pictures/1000000000000100000001008F3977FEF348FC7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12cm" svg:stroke-color="#000099" draw:marker-start-width="0.517cm" draw:marker-end-width="0.517cm" draw:textarea-horizontal-align="justify" draw:textarea-vertical-align="middle" draw:auto-grow-height="false" fo:min-height="39.831cm" fo:min-width="22.785cm" fo:padding-top="0.23cm" fo:padding-bottom="0.23cm" fo:padding-left="0.355cm" fo:padding-right="0.35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2.11cm"/>
    </style:style>
    <style:style style:name="gr4" style:family="graphic" style:parent-style-name="standard">
      <style:graphic-properties draw:stroke="solid" svg:stroke-width="0.212cm" svg:stroke-color="#cc0066" draw:marker-start-width="0.517cm" draw:marker-end-width="0.517cm" draw:textarea-horizontal-align="justify" draw:textarea-vertical-align="middle" draw:auto-grow-height="false" fo:min-height="39.645cm" fo:min-width="9.577cm" fo:padding-top="0.23cm" fo:padding-bottom="0.23cm" fo:padding-left="0.355cm" fo:padding-right="0.355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1.73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111111" style:font-name="Times New Roman" fo:font-size="54pt" style:font-size-asian="54pt" style:font-size-complex="54pt"/>
    </style:style>
    <style:style style:name="P4" style:family="paragraph">
      <loext:graphic-properties draw:fill="none" draw:fill-color="#ffffff"/>
      <style:text-properties fo:color="#111111" style:font-name="Times New Roman" fo:font-size="48pt" fo:font-style="italic" style:font-size-asian="48pt" style:font-size-complex="48pt"/>
    </style:style>
    <style:style style:name="P5" style:family="paragraph">
      <loext:graphic-properties draw:fill="none" draw:fill-color="#ffffff"/>
      <style:text-properties fo:color="#000099" style:font-name="Times New Roman" fo:font-size="54pt" style:font-size-asian="54pt" style:font-size-complex="54pt"/>
    </style:style>
    <style:style style:name="T1" style:family="text">
      <style:text-properties fo:color="#111111" style:font-name="Times New Roman" fo:font-size="54pt" style:font-size-asian="54pt" style:font-size-complex="54pt"/>
    </style:style>
    <style:style style:name="T2" style:family="text">
      <style:text-properties fo:color="#111111" style:font-name="Times New Roman" fo:font-size="48pt" fo:font-style="italic" style:font-size-asian="48pt" style:font-size-complex="48pt"/>
    </style:style>
    <style:style style:name="T3" style:family="text">
      <style:text-properties fo:color="#000099" style:font-name="Times New Roman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3.495cm" svg:height="40.291cm" svg:x="27.797cm" svg:y="3.15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322cm" svg:height="9.322cm" svg:x="40.291cm" svg:y="3.441cm">
          <draw:image xlink:href="Pictures/100000000000010000000100C4A7264B4C281968.png" xlink:type="simple" xlink:show="embed" xlink:actuate="onLoad">
            <text:p/>
          </draw:image>
        </draw:frame>
        <draw:frame draw:style-name="gr2" draw:text-style-name="P2" draw:layer="layout" svg:width="9.322cm" svg:height="9.322cm" svg:x="5.891cm" svg:y="3.241cm">
          <draw:image xlink:href="Pictures/100000000000010000000100C5347B939A44FAE6.png" xlink:type="simple" xlink:show="embed" xlink:actuate="onLoad">
            <text:p/>
          </draw:image>
        </draw:frame>
        <draw:frame draw:style-name="gr2" draw:text-style-name="P2" draw:layer="layout" svg:width="9.322cm" svg:height="9.322cm" svg:x="17.077cm" svg:y="3.241cm">
          <draw:image xlink:href="Pictures/100000000000010000000100EAEEE63B0998F849.jpg" xlink:type="simple" xlink:show="embed" xlink:actuate="onLoad">
            <text:p/>
          </draw:image>
        </draw:frame>
        <draw:frame draw:style-name="gr2" draw:text-style-name="P2" draw:layer="layout" svg:width="9.322cm" svg:height="9.322cm" svg:x="5.781cm" svg:y="23.436cm">
          <draw:image xlink:href="Pictures/100000000000010000000100F2DE8C205F2E8588.png" xlink:type="simple" xlink:show="embed" xlink:actuate="onLoad">
            <text:p/>
          </draw:image>
        </draw:frame>
        <draw:frame draw:style-name="gr2" draw:text-style-name="P2" draw:layer="layout" svg:width="9.322cm" svg:height="9.322cm" svg:x="5.824cm" svg:y="13.327cm">
          <draw:image xlink:href="Pictures/1000000000000100000001001FB971C4247865C1.png" xlink:type="simple" xlink:show="embed" xlink:actuate="onLoad">
            <text:p/>
          </draw:image>
        </draw:frame>
        <draw:frame draw:style-name="gr2" draw:text-style-name="P2" draw:layer="layout" svg:width="9.322cm" svg:height="9.322cm" svg:x="40.356cm" svg:y="13.754cm">
          <draw:image xlink:href="Pictures/100000000000010000000100C2143F5AF3990616.png" xlink:type="simple" xlink:show="embed" xlink:actuate="onLoad">
            <text:p/>
          </draw:image>
        </draw:frame>
        <draw:frame draw:style-name="gr2" draw:text-style-name="P2" draw:layer="layout" svg:width="9.322cm" svg:height="9.322cm" svg:x="40.456cm" svg:y="23.703cm">
          <draw:image xlink:href="Pictures/1000000000000100000001004A38D7FC4E69FB5C.png" xlink:type="simple" xlink:show="embed" xlink:actuate="onLoad">
            <text:p/>
          </draw:image>
        </draw:frame>
        <draw:frame draw:style-name="gr2" draw:text-style-name="P2" draw:layer="layout" svg:width="9.322cm" svg:height="9.322cm" svg:x="40.403cm" svg:y="33.793cm">
          <draw:image xlink:href="Pictures/100000000000010000000100737CED74D84EF442.png" xlink:type="simple" xlink:show="embed" xlink:actuate="onLoad">
            <text:p/>
          </draw:image>
        </draw:frame>
        <draw:frame draw:style-name="gr2" draw:text-style-name="P2" draw:layer="layout" svg:width="9.322cm" svg:height="9.322cm" svg:x="5.871cm" svg:y="33.585cm">
          <draw:image xlink:href="Pictures/1000000000000100000001008F3977FEF348FC7E.png" xlink:type="simple" xlink:show="embed" xlink:actuate="onLoad">
            <text:p/>
          </draw:image>
        </draw:frame>
        <draw:frame draw:style-name="gr2" draw:text-style-name="P2" draw:layer="layout" svg:width="9.322cm" svg:height="9.322cm" svg:x="17.143cm" svg:y="13.386cm">
          <draw:image xlink:href="Pictures/10000000000001000000010041C7FAA35970746F.jpg" xlink:type="simple" xlink:show="embed" xlink:actuate="onLoad">
            <text:p/>
          </draw:image>
        </draw:frame>
        <draw:frame draw:style-name="gr2" draw:text-style-name="P2" draw:layer="layout" svg:width="9.322cm" svg:height="9.322cm" svg:x="17.155cm" svg:y="23.568cm">
          <draw:image xlink:href="Pictures/100000000000010000000100B58C63483439DAA3.jpg" xlink:type="simple" xlink:show="embed" xlink:actuate="onLoad">
            <text:p/>
          </draw:image>
        </draw:frame>
        <draw:frame draw:style-name="gr2" draw:text-style-name="P2" draw:layer="layout" svg:width="9.322cm" svg:height="9.322cm" svg:x="17.069cm" svg:y="33.534cm">
          <draw:image xlink:href="Pictures/10000000000001000000010088630018DD8ABE09.jpg" xlink:type="simple" xlink:show="embed" xlink:actuate="onLoad">
            <text:p/>
          </draw:image>
        </draw:frame>
        <draw:frame draw:style-name="gr3" draw:text-style-name="P3" draw:layer="layout" svg:width="6.223cm" svg:height="2.36cm" svg:x="18.645cm" svg:y="0.799cm">
          <draw:text-box>
            <text:p><text:span text:style-name="T1">Input </text:span></text:p>
          </draw:text-box>
        </draw:frame>
        <draw:frame draw:style-name="gr3" draw:text-style-name="P3" draw:layer="layout" svg:width="6.223cm" svg:height="2.36cm" svg:x="7.745cm" svg:y="0.689cm">
          <draw:text-box>
            <text:p><text:span text:style-name="T1">True</text:span></text:p>
          </draw:text-box>
        </draw:frame>
        <draw:frame draw:style-name="gr3" draw:text-style-name="P4" draw:layer="layout" svg:width="16.884cm" svg:height="2.36cm" svg:x="53.215cm" svg:y="0.926cm">
          <draw:text-box>
            <text:p><text:span text:style-name="T2">Multi-modal prediction</text:span></text:p>
          </draw:text-box>
        </draw:frame>
        <draw:frame draw:style-name="gr2" draw:text-style-name="P2" draw:layer="layout" svg:width="9.322cm" svg:height="9.322cm" svg:x="55.421cm" svg:y="3.459cm">
          <draw:image xlink:href="Pictures/100000000000010000000100C746C0655DA13E58.tif" xlink:type="simple" xlink:show="embed" xlink:actuate="onLoad">
            <text:p/>
          </draw:image>
        </draw:frame>
        <draw:frame draw:style-name="gr2" draw:text-style-name="P2" draw:layer="layout" svg:width="9.322cm" svg:height="9.322cm" svg:x="55.394cm" svg:y="33.634cm">
          <draw:image xlink:href="Pictures/100000000000010000000100BBACFCF2502409F5.png" xlink:type="simple" xlink:show="embed" xlink:actuate="onLoad">
            <text:p/>
          </draw:image>
        </draw:frame>
        <draw:frame draw:style-name="gr2" draw:text-style-name="P2" draw:layer="layout" svg:width="9.322cm" svg:height="9.322cm" svg:x="55.343cm" svg:y="13.519cm">
          <draw:image xlink:href="Pictures/10000000000001000000010087574CCCE79620A7.tif" xlink:type="simple" xlink:show="embed" xlink:actuate="onLoad">
            <text:p/>
          </draw:image>
        </draw:frame>
        <draw:frame draw:style-name="gr2" draw:text-style-name="P2" draw:layer="layout" svg:width="9.322cm" svg:height="9.322cm" svg:x="55.367cm" svg:y="23.539cm">
          <draw:image xlink:href="Pictures/100000000000010000000100789CB891B7DB7D53.tif" xlink:type="simple" xlink:show="embed" xlink:actuate="onLoad">
            <text:p/>
          </draw:image>
        </draw:frame>
        <draw:custom-shape draw:style-name="gr4" draw:text-style-name="P1" draw:layer="layout" svg:width="10.287cm" svg:height="40.105cm" svg:x="54.848cm" svg:y="3.159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9.322cm" svg:height="9.322cm" svg:x="28.556cm" svg:y="13.616cm">
          <draw:image xlink:href="Pictures/100000000000010000000100A4A3074F4FCC2E8A.jpg" xlink:type="simple" xlink:show="embed" xlink:actuate="onLoad">
            <text:p/>
          </draw:image>
        </draw:frame>
        <draw:frame draw:style-name="gr5" draw:text-style-name="P1" draw:layer="layout" svg:width="9.322cm" svg:height="9.322cm" svg:x="28.61cm" svg:y="23.743cm">
          <draw:image xlink:href="Pictures/10000000000001000000010004A031A970F63CCA.jpg" xlink:type="simple" xlink:show="embed" xlink:actuate="onLoad">
            <text:p/>
          </draw:image>
        </draw:frame>
        <draw:frame draw:style-name="gr5" draw:text-style-name="P1" draw:layer="layout" svg:width="9.322cm" svg:height="9.322cm" svg:x="28.597cm" svg:y="33.655cm">
          <draw:image xlink:href="Pictures/100000000000010000000100E4645E96FE4FFFFD.jpg" xlink:type="simple" xlink:show="embed" xlink:actuate="onLoad">
            <text:p/>
          </draw:image>
        </draw:frame>
        <draw:frame draw:style-name="gr5" draw:text-style-name="P1" draw:layer="layout" svg:width="9.322cm" svg:height="9.322cm" svg:x="28.616cm" svg:y="3.416cm">
          <draw:image xlink:href="Pictures/100000000000010000000100573EC8A34CC14EF6.jpg" xlink:type="simple" xlink:show="embed" xlink:actuate="onLoad">
            <text:p/>
          </draw:image>
        </draw:frame>
        <draw:frame draw:style-name="gr3" draw:text-style-name="P5" draw:layer="layout" svg:width="12.446cm" svg:height="2.36cm" svg:x="27.589cm" svg:y="0.672cm">
          <draw:text-box>
            <text:p><text:span text:style-name="T3">Col. Col. (G)</text:span></text:p>
          </draw:text-box>
        </draw:frame>
        <draw:frame draw:style-name="gr6" draw:text-style-name="P5" draw:layer="layout" svg:width="13.843cm" svg:height="2.36cm" svg:x="39.073cm" svg:y="0.745cm">
          <draw:text-box>
            <text:p><text:span text:style-name="T3">Col. Col. (GAN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width="0.051cm" svg:stroke-color="#000000" draw:marker-start-width="0.279cm" draw:marker-end-width="0.279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1.12cm" fo:page-height="44.4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4T15:43:00.870578084</meta:creation-date>
    <dc:date>2017-04-30T19:11:58.749160220</dc:date>
    <meta:editing-duration>PT5H5M49S</meta:editing-duration>
    <meta:editing-cycles>83</meta:editing-cycles>
    <meta:generator>LibreOffice/5.1.6.2$Linux_X86_64 LibreOffice_project/10m0$Build-2</meta:generator>
    <meta:document-statistic meta:object-count="27"/>
  </office:meta>
</office:document-meta>
</file>